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8" style:family="paragraph" style:parent-style-name="Standard">
      <style:paragraph-properties fo:text-align="start" style:justify-single-word="false"/>
      <style:text-properties fo:color="#ffffff" loext:opacity="100%" style:font-name="Noto Sans Mono" fo:font-size="8pt" fo:font-weight="bold" officeooo:rsid="00c98e22" officeooo:paragraph-rsid="00c98e22" fo:background-color="transparent" style:font-size-asian="8pt" style:font-weight-asian="bold" style:font-size-complex="8pt" style:font-weight-complex="bold"/>
    </style:style>
    <style:style style:name="P9"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0" style:family="paragraph" style:parent-style-name="Standard">
      <style:paragraph-properties fo:text-align="end" style:justify-single-word="false"/>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P11" style:family="paragraph" style:parent-style-name="Standard">
      <style:paragraph-properties fo:text-align="end" style:justify-single-word="false"/>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2" style:family="paragraph" style:parent-style-name="Standard">
      <style:text-properties fo:color="#ffffff" loext:opacity="100%" style:font-name="Noto Sans Mono" fo:font-size="8pt" fo:font-style="italic" officeooo:paragraph-rsid="00c6ee97" fo:background-color="transparent" style:font-size-asian="8pt" style:font-style-asian="italic" style:font-size-complex="8pt" style:font-style-complex="italic"/>
    </style:style>
    <style:style style:name="P13" style:family="paragraph" style:parent-style-name="Standard">
      <style:paragraph-properties fo:text-align="end" style:justify-single-word="false"/>
      <style:text-properties fo:color="#ffffff" loext:opacity="100%" style:font-name="Noto Sans Mono" fo:font-size="8pt" fo:font-weight="normal" officeooo:rsid="00c98e22" officeooo:paragraph-rsid="00c98e22" fo:background-color="transparent" style:font-size-asian="8pt" style:font-weight-asian="normal" style:font-size-complex="8pt" style:font-weight-complex="normal"/>
    </style:style>
    <style:style style:name="P14" style:family="paragraph" style:parent-style-name="Standard">
      <style:paragraph-properties fo:text-align="start" style:justify-single-word="false"/>
      <style:text-properties fo:color="#ffffff" loext:opacity="100%" style:font-name="Noto Sans Mono" fo:font-size="8pt" fo:font-weight="normal" officeooo:rsid="00cadade" officeooo:paragraph-rsid="00c98e22" fo:background-color="transparent" style:font-size-asian="8pt" style:font-weight-asian="normal" style:font-size-complex="8pt" style:font-weight-complex="normal"/>
    </style:style>
    <style:style style:name="P15" style:family="paragraph" style:parent-style-name="Standard">
      <style:paragraph-properties fo:text-align="start"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6" style:family="paragraph" style:parent-style-name="Standard">
      <style:paragraph-properties fo:text-align="center" style:justify-single-word="false"/>
      <style:text-properties fo:color="#ffffff" loext:opacity="100%" style:font-name="Noto Sans Mono" fo:font-size="8pt" fo:font-weight="normal" officeooo:rsid="00cadade" officeooo:paragraph-rsid="00cadade" fo:background-color="transparent" style:font-size-asian="8pt" style:font-weight-asian="normal" style:font-size-complex="8pt" style:font-weight-complex="normal"/>
    </style:style>
    <style:style style:name="P17" style:family="paragraph" style:parent-style-name="Standard">
      <style:paragraph-properties fo:text-align="start" style:justify-single-word="false"/>
      <style:text-properties fo:color="#ffffff" loext:opacity="100%" style:font-name="Noto Sans Mono" fo:font-size="8pt" fo:font-weight="normal" officeooo:rsid="00cb9ab3" officeooo:paragraph-rsid="00cb9ab3" fo:background-color="transparent"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color="#ffffff" loext:opacity="100%" style:font-name="Noto Sans Mono" fo:font-size="8pt" fo:font-weight="normal" officeooo:rsid="00cb9ab3" officeooo:paragraph-rsid="00cadade" fo:background-color="transparent" style:font-size-asian="8pt" style:font-weight-asian="normal" style:font-size-complex="8pt" style:font-weight-complex="normal"/>
    </style:style>
    <style:style style:name="P19" style:family="paragraph" style:parent-style-name="Standard">
      <style:paragraph-properties fo:text-align="start" style:justify-single-word="false"/>
      <style:text-properties officeooo:paragraph-rsid="00c98e22"/>
    </style:style>
    <style:style style:name="P20" style:family="paragraph" style:parent-style-name="Standard">
      <style:paragraph-properties fo:text-align="start" style:justify-single-word="false"/>
      <style:text-properties officeooo:paragraph-rsid="00cadade"/>
    </style:style>
    <style:style style:name="P21" style:family="paragraph" style:parent-style-name="Standard">
      <style:paragraph-properties fo:text-align="start" style:justify-single-word="false"/>
      <style:text-properties officeooo:paragraph-rsid="00cb9ab3"/>
    </style:style>
    <style:style style:name="P22" style:family="paragraph" style:parent-style-name="Standard">
      <style:paragraph-properties fo:text-align="start" style:justify-single-word="false"/>
      <style:text-properties officeooo:rsid="00cadade" officeooo:paragraph-rsid="00cadade"/>
    </style:style>
    <style:style style:name="P23" style:family="paragraph" style:parent-style-name="Standard">
      <style:paragraph-properties fo:text-align="start" style:justify-single-word="false"/>
      <style:text-properties officeooo:rsid="00cd2fab" officeooo:paragraph-rsid="00cd2fab"/>
    </style:style>
    <style:style style:name="P24"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0cb9ab3" officeooo:paragraph-rsid="00cadade" fo:background-color="transparent" style:font-size-asian="8pt" style:font-weight-asian="normal" style:font-size-complex="8pt" style:font-weight-complex="normal" loext:padding="0in" loext:border="none"/>
    </style:style>
    <style:style style:name="P2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italic" fo:font-weight="normal" officeooo:rsid="00cb9ab3" officeooo:paragraph-rsid="00cb9ab3" fo:background-color="transparent" style:font-size-asian="8pt" style:font-style-asian="italic" style:font-weight-asian="normal" style:font-size-complex="8pt" style:font-style-complex="italic"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officeooo:paragraph-rsid="00cb9ab3" style:text-blinking="false" fo:background-color="transparent" style:font-size-asian="8pt" style:font-style-asian="italic" style:font-weight-asian="normal" style:font-size-complex="8pt" style:font-style-complex="italic"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officeooo:paragraph-rsid="00cb9ab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d2fab" officeooo:paragraph-rsid="00cd2fab"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f153a" officeooo:paragraph-rsid="00cf153a"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2fb36" officeooo:paragraph-rsid="00d2fb36"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38eb1" officeooo:paragraph-rsid="00d38e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6420e" officeooo:paragraph-rsid="00d6420e"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2fb36"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2fb36"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38eb1" officeooo:paragraph-rsid="00d38eb1"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6420e"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9da7f"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e37684" style:text-blinking="false" fo:background-color="transparent" style:font-size-asian="8pt" style:font-style-asian="normal" style:font-weight-asian="normal" style:font-size-complex="8pt" style:font-style-complex="normal" style:font-weight-complex="normal"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a7f" officeooo:paragraph-rsid="00ddc669" style:text-blinking="false" fo:background-color="transparent" style:font-size-asian="8pt" style:font-style-asian="normal" style:font-weight-asian="normal" style:font-size-complex="8pt" style:font-style-complex="normal" style:font-weight-complex="normal"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7f3" officeooo:paragraph-rsid="00db07f3" style:text-blinking="false" fo:background-color="transparent" style:font-size-asian="8pt" style:font-style-asian="normal" style:font-weight-asian="normal" style:font-size-complex="8pt" style:font-style-complex="normal" style:font-weight-complex="normal"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dcb84d" style:text-blinking="false" fo:background-color="transparent" style:font-size-asian="8pt" style:font-style-asian="normal" style:font-weight-asian="normal" style:font-size-complex="8pt" style:font-style-complex="normal" style:font-weight-complex="normal"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b84d" officeooo:paragraph-rsid="00e1c3e8" style:text-blinking="false" fo:background-color="transparent" style:font-size-asian="8pt" style:font-style-asian="normal" style:font-weight-asian="normal" style:font-size-complex="8pt" style:font-style-complex="normal" style:font-weight-complex="normal"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19aa0" style:text-blinking="false" fo:background-color="transparent" style:font-size-asian="8pt" style:font-style-asian="normal" style:font-weight-asian="normal" style:font-size-complex="8pt" style:font-style-complex="normal" style:font-weight-complex="normal"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72dda" style:text-blinking="false" fo:background-color="transparent" style:font-size-asian="8pt" style:font-style-asian="normal" style:font-weight-asian="normal" style:font-size-complex="8pt" style:font-style-complex="normal" style:font-weight-complex="normal"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19aa0"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ee35" officeooo:paragraph-rsid="00eeee35" style:text-blinking="false" fo:background-color="transparent" style:font-size-asian="8pt" style:font-style-asian="normal" style:font-weight-asian="normal" style:font-size-complex="8pt" style:font-style-complex="normal" style:font-weight-complex="normal"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29be" officeooo:paragraph-rsid="00ef29be" style:text-blinking="false" fo:background-color="transparent" style:font-size-asian="8pt" style:font-style-asian="normal" style:font-weight-asian="normal" style:font-size-complex="8pt" style:font-style-complex="normal" style:font-weight-complex="normal"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336c8" officeooo:paragraph-rsid="00f336c8" style:text-blinking="false" fo:background-color="transparent" style:font-size-asian="8pt" style:font-style-asian="normal" style:font-weight-asian="normal" style:font-size-complex="8pt" style:font-style-complex="normal" style:font-weight-complex="normal"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ee35" officeooo:paragraph-rsid="00eeee3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b07f3" style:text-blinking="false" fo:background-color="transparent" style:font-size-asian="8pt" style:font-style-asian="italic" style:font-weight-asian="normal" style:font-size-complex="8pt" style:font-style-complex="italic" style:font-weight-complex="normal"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d9da7f" officeooo:paragraph-rsid="00d9da7f" style:text-blinking="false" fo:background-color="transparent" style:font-size-asian="8pt" style:font-style-asian="italic" style:font-weight-asian="normal" style:font-size-complex="8pt" style:font-style-complex="italic" style:font-weight-complex="normal" loext:padding="0in" loext:border="none"/>
    </style:style>
    <style:style style:name="P67" style:family="paragraph" style:parent-style-name="Text_20_body">
      <style:paragraph-properties fo:margin-top="0in" fo:margin-bottom="0in" style:contextual-spacing="false"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6420e" officeooo:paragraph-rsid="00d81d44" style:text-blinking="false" fo:background-color="transparent" style:font-size-asian="8pt" style:font-style-asian="normal" style:font-weight-asian="normal" style:font-size-complex="8pt" style:font-style-complex="normal" style:font-weight-complex="normal" loext:padding="0in" loext:border="none"/>
    </style:style>
    <style:style style:name="P68" style:family="paragraph" style:parent-style-name="Text_20_body">
      <style:paragraph-properties fo:margin-top="0in" fo:margin-bottom="0in" style:contextual-spacing="false" fo:text-align="start" style:justify-single-word="false"/>
      <style:text-properties officeooo:paragraph-rsid="00d81d44"/>
    </style:style>
    <style:style style:name="P69" style:family="paragraph" style:parent-style-name="Text_20_body">
      <style:paragraph-properties fo:margin-top="0in" fo:margin-bottom="0in" style:contextual-spacing="false" fo:text-align="center" style:justify-single-word="false"/>
      <style:text-properties officeooo:paragraph-rsid="00d81d44"/>
    </style:style>
    <style:style style:name="P70" style:family="paragraph" style:parent-style-name="Text_20_body">
      <style:paragraph-properties fo:margin-top="0in" fo:margin-bottom="0in" style:contextual-spacing="false" fo:text-align="end" style:justify-single-word="false"/>
      <style:text-properties officeooo:paragraph-rsid="00d81d44"/>
    </style:style>
    <style:style style:name="T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cbd971"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loext:padding="0in" loext:border="none"/>
    </style:style>
    <style:style style:name="T3"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9ab3"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4"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cbd971" style:text-blinking="false" fo:background-color="transparent" loext:char-shading-value="0" style:font-size-asian="8pt" style:font-style-asian="italic" style:font-weight-asian="normal" style:font-size-complex="8pt" style:font-style-complex="italic" style:font-weight-complex="normal" loext:padding="0in" loext:border="none"/>
    </style:style>
    <style:style style:name="T5" style:family="text">
      <style:text-properties fo:font-variant="normal" fo:text-transform="none" fo:color="#ffffff" loext:opacity="100%" style:font-name="Noto Sans Mono" fo:font-size="8pt" fo:letter-spacing="normal" fo:font-style="normal" fo:font-weight="normal" officeooo:rsid="00cb9ab3" fo:background-color="transparent" loext:char-shading-value="0" style:font-size-asian="8pt" style:font-weight-asian="normal" style:font-size-complex="8pt" style:font-weight-complex="normal" loext:padding="0in" loext:border="none"/>
    </style:style>
    <style:style style:name="T6" style:family="text">
      <style:text-properties fo:font-variant="normal" fo:text-transform="none" fo:color="#ffffff" loext:opacity="100%" style:font-name="Noto Sans Mono" fo:font-size="8pt" fo:letter-spacing="normal" fo:font-style="italic" fo:font-weight="normal" officeooo:rsid="00cb9ab3" fo:background-color="transparent" loext:char-shading-value="0" style:font-size-asian="8pt" style:font-style-asian="italic" style:font-weight-asian="normal" style:font-size-complex="8pt" style:font-style-complex="italic" style:font-weight-complex="normal" loext:padding="0in" loext:border="none"/>
    </style:style>
    <style:style style:name="T7" style:family="text">
      <style:text-properties fo:font-variant="normal" fo:text-transform="none" fo:color="#e8eaed" loext:opacity="100%" style:font-name="Noto Sans Mono" fo:font-size="8pt" fo:letter-spacing="normal" fo:font-style="normal" fo:font-weight="normal" officeooo:rsid="006be239" style:font-size-asian="8pt" style:font-style-asian="normal" style:font-weight-asian="normal" style:font-size-complex="8pt" style:font-style-complex="normal" style:font-weight-complex="normal"/>
    </style:style>
    <style:style style:name="T8"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9" style:family="text">
      <style:text-properties fo:font-variant="normal" fo:text-transform="none" fo:color="#e8eaed" loext:opacity="100%" style:font-name="Noto Sans Mono" fo:font-size="8pt" fo:letter-spacing="normal" fo:font-style="normal" fo:font-weight="normal" officeooo:rsid="006a1f3b" style:font-size-asian="8pt" style:font-style-asian="normal" style:font-weight-asian="normal" style:font-size-complex="8pt" style:font-style-complex="normal" style:font-weight-complex="normal"/>
    </style:style>
    <style:style style:name="T10" style:family="text">
      <style:text-properties fo:font-variant="normal" fo:text-transform="none" fo:color="#e8eaed" loext:opacity="100%" style:font-name="Noto Sans Mono" fo:font-size="8pt" fo:letter-spacing="normal" fo:font-style="normal" fo:font-weight="normal" officeooo:rsid="00e46e92" style:font-size-asian="8pt" style:font-style-asian="normal" style:font-weight-asian="normal" style:font-size-complex="8pt" style:font-style-complex="normal" style:font-weight-complex="normal"/>
    </style:style>
    <style:style style:name="T11" style:family="text">
      <style:text-properties fo:font-variant="normal" fo:text-transform="none" fo:color="#e8eaed" loext:opacity="100%" style:font-name="Noto Sans Mono" fo:font-size="8pt" fo:letter-spacing="normal" fo:font-style="normal" fo:font-weight="bold" officeooo:rsid="006a1f3b" style:font-size-asian="8pt" style:font-style-asian="normal" style:font-weight-asian="bold" style:font-size-complex="8pt" style:font-style-complex="normal" style:font-weight-complex="bold"/>
    </style:style>
    <style:style style:name="T12"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d38eb1" style:font-weight-asian="normal" style:font-weight-complex="normal"/>
    </style:style>
    <style:style style:name="T15" style:family="text">
      <style:text-properties fo:font-weight="normal" officeooo:rsid="00d2fb36"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db07f3" style:font-style-asian="italic" style:font-style-complex="italic"/>
    </style:style>
    <style:style style:name="T18" style:family="text">
      <style:text-properties fo:font-style="italic" officeooo:rsid="00e1c3e8" style:font-style-asian="italic" style:font-style-complex="italic"/>
    </style:style>
    <style:style style:name="T19" style:family="text">
      <style:text-properties fo:font-style="italic" officeooo:rsid="00ee025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2" style:family="text">
      <style:text-properties fo:color="#ffffff" loext:opacity="100%" style:font-name="Noto Sans Mono" fo:font-size="8pt" fo:font-weight="normal" officeooo:rsid="00c98e22" fo:background-color="transparent" loext:char-shading-value="0" style:font-size-asian="8pt" style:font-weight-asian="normal" style:font-size-complex="8pt" style:font-weight-complex="normal"/>
    </style:style>
    <style:style style:name="T23" style:family="text">
      <style:text-properties fo:color="#ffffff" loext:opacity="100%" style:font-name="Noto Sans Mono" fo:font-size="8pt" fo:font-weight="normal" officeooo:rsid="00cadade" fo:background-color="transparent" loext:char-shading-value="0" style:font-size-asian="8pt" style:font-weight-asian="normal" style:font-size-complex="8pt" style:font-weight-complex="normal"/>
    </style:style>
    <style:style style:name="T24" style:family="text">
      <style:text-properties fo:color="#ffffff" loext:opacity="100%" style:font-name="Noto Sans Mono" fo:font-size="8pt" fo:font-weight="normal" officeooo:rsid="00cb9ab3" fo:background-color="transparent" loext:char-shading-value="0" style:font-size-asian="8pt" style:font-weight-asian="normal" style:font-size-complex="8pt" style:font-weight-complex="normal"/>
    </style:style>
    <style:style style:name="T25" style:family="text">
      <style:text-properties fo:color="#e8eaed" loext:opacity="100%" style:font-name="Noto Sans Mono" officeooo:rsid="006be239"/>
    </style:style>
    <style:style style:name="T26" style:family="text">
      <style:text-properties fo:color="#e8eaed" loext:opacity="100%" style:font-name="Noto Sans Mono" officeooo:rsid="006c6b10"/>
    </style:style>
    <style:style style:name="T27" style:family="text">
      <style:text-properties officeooo:rsid="00db07f3"/>
    </style:style>
    <style:style style:name="T28" style:family="text">
      <style:text-properties fo:font-style="normal" style:font-style-asian="normal" style:font-style-complex="normal"/>
    </style:style>
    <style:style style:name="T29" style:family="text">
      <style:text-properties style:text-position="super 58%" fo:font-style="italic" officeooo:rsid="00db07f3" style:font-style-asian="italic" style:font-style-complex="italic"/>
    </style:style>
    <style:style style:name="T30" style:family="text">
      <style:text-properties officeooo:rsid="00dcb84d"/>
    </style:style>
    <style:style style:name="T31" style:family="text">
      <style:text-properties officeooo:rsid="00dfc328"/>
    </style:style>
    <style:style style:name="T32" style:family="text">
      <style:text-properties officeooo:rsid="00e19aa0"/>
    </style:style>
    <style:style style:name="T33" style:family="text">
      <style:text-properties officeooo:rsid="00e1c3e8"/>
    </style:style>
    <style:style style:name="T34" style:family="text">
      <style:text-properties officeooo:rsid="00e37684"/>
    </style:style>
    <style:style style:name="T35" style:family="text">
      <style:text-properties officeooo:rsid="00e3db4b"/>
    </style:style>
    <style:style style:name="T36" style:family="text">
      <style:text-properties officeooo:rsid="00e72dda"/>
    </style:style>
    <style:style style:name="T37" style:family="text">
      <style:text-properties fo:font-weight="bold" officeooo:rsid="00eeee35" style:font-weight-asian="bold" style:font-weight-complex="bold"/>
    </style:style>
    <style:style style:name="T38" style:family="text">
      <style:text-properties officeooo:rsid="00ea286f"/>
    </style:style>
    <style:style style:name="T39" style:family="text">
      <style:text-properties officeooo:rsid="00ee0250"/>
    </style:style>
    <style:style style:name="T40" style:family="text">
      <style:text-properties officeooo:rsid="00eeee35"/>
    </style:style>
    <style:style style:name="T41" style:family="text">
      <style:text-properties officeooo:rsid="00ef29be"/>
    </style:style>
    <style:style style:name="T42" style:family="text">
      <style:text-properties officeooo:rsid="00f09c3d"/>
    </style:style>
    <style:style style:name="T43" style:family="text">
      <style:text-properties officeooo:rsid="00f1cb1c"/>
    </style:style>
    <style:style style:name="T44" style:family="text">
      <style:text-properties officeooo:rsid="00f3d2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
      <text:p text:style-name="P4"/>
      <text:p text:style-name="P4"/>
      <text:p text:style-name="P4"/>
      <text:p text:style-name="P4"/>
      <text:p text:style-name="P4"/>
      <text:p text:style-name="P4"/>
      <text:p text:style-name="P4"><text:soft-page-break/>III.X</text:p>
      <text:p text:style-name="P2"/>
      <text:p text:style-name="P2">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
      <text:p text:style-name="P4"/>
      <text:p text:style-name="P4"/>
      <text:p text:style-name="P6"><text:soft-page-break/>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oft-page-break/><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oft-page-break/><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6">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6">III.XV</text:p>
      <text:p text:style-name="P2"><text:soft-page-break/></text:p>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ext:soft-page-break/>to UJ, where Francis was sitting at the bar. After chatting with him, I walked home, made my bed and wrote in my journal.</text:p>
      <text:p text:style-name="P2"/>
      <text:p text:style-name="P6">III.XVI</text:p>
      <text:p text:style-name="P2"/>
      <text:p text:style-name="P2">Again I stayed up late and woke up early; Erica was having a gout attack. I made a coffee before 8am, walked downtown to AVL club, ordered one, saw Kari 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text:soft-page-break/>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oft-page-break/><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
      <text:p text:style-name="P6">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
      <text:p text:style-name="P4"/>
      <text:p text:style-name="P4"><text:soft-page-break/>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oft-page-break/><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oft-page-break/><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text:soft-page-break/>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
      <text:p text:style-name="P6">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ext:soft-page-break/>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text:soft-page-break/>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text:soft-page-break/>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oft-page-break/><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text:soft-page-break/>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text:soft-page-break/>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6">III.XVIII</text:p>
      <text:p text:style-name="P2"/>
      <text:p text:style-name="P2">I hid in bed, ate pickle chips, drank coffee and an Athletic until about 320, when I moved the Mini, got 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6">III.XXIX</text:p>
      <text:p text:style-name="P2"/>
      <text:p text:style-name="P2">I woke at 8 and looked at Instagram. The sound of the door being locked when we were ready to perform at Revolve was suck in my head. The Nap Ministry shared a link to Beyoncé's cover of Blackbird, so I <text:soft-page-break/>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text:soft-page-break/>w/ Jack and then hung for a while at my house. We listened to Ever-Expanding, Khruangbin, Scary Goldings and a Cavaliers lot session before I drove him downtown.</text:p>
      <text:p text:style-name="P2"/>
      <text:p text:style-name="P6">III.XXXI</text:p>
      <text:p text:style-name="P2"/>
      <text:p text:style-name="P2">Woke, drank two coffees and put gas in the car. I got some soup from the market, ate it under a tree and drove to the coffee shop by the airport where I had a nitro cold brew.</text:p>
      <text:p text:style-name="P2"><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6">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text:soft-page-break/>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oft-page-break/><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6">IV.III</text:p>
      <text:p text:style-name="P2"/>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text:soft-page-break/>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text:soft-page-break/></text:p>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6">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text:soft-page-break/>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text:soft-page-break/>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6">IV.X</text:p>
      <text:p text:style-name="P2"/>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
      <text:p text:style-name="P4"/>
      <text:p text:style-name="P4"/>
      <text:p text:style-name="P4"><text:soft-page-break/>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text:soft-page-break/>caf for a very quick dinner and then played a concert.</text:p>
      <text:p text:style-name="P2"><text:s text:c="3"/>I rode with Kim &amp; Ted back to Asheville and quickly fell asleep.</text:p>
      <text:p text:style-name="P2"/>
      <text:p text:style-name="P6">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 text:c="3"/>I drove back to the west side and then walked downtown to Mamacita's for a burrito and then Madison Cunningham at the Orange Peel. I caught a ride home from Gary, where we listened to music and ate tons of clementines.</text:p>
      <text:p text:style-name="P2"/>
      <text:p text:style-name="P6">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oft-page-break/><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
      <text:p text:style-name="P4"/>
      <text:p text:style-name="P4"/>
      <text:p text:style-name="P4"/>
      <text:p text:style-name="P6"><text:soft-page-break/>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
      <text:p text:style-name="P4"/>
      <text:p text:style-name="P4"/>
      <text:p text:style-name="P4"><text:soft-page-break/>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text:soft-page-break/>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6">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text:soft-page-break/>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text:soft-page-break/>late it was. I drove home, ate all the grapes and fell fast asleep.</text:p>
      <text:p text:style-name="P2"/>
      <text:p text:style-name="P6">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baked beans + mac &amp; cheese, told my friends I was tired after eating all that, walked home and fell asleep with my clothes on.</text:p>
      <text:p text:style-name="P2"/>
      <text:p text:style-name="P6">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oft-page-break/><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text:soft-page-break/>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6">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6">IV.XXVII</text:p>
      <text:p text:style-name="P2"/>
      <text:p text:style-name="P2"><text:soft-page-break/>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oft-page-break/><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6">IV.XXX</text:p>
      <text:p text:style-name="P2"/>
      <text:p text:style-name="P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p>
      <text:p text:style-name="P2"/>
      <text:p text:style-name="P6">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text:soft-page-break/>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
      <text:p text:style-name="P4"/>
      <text:p text:style-name="P4"/>
      <text:p text:style-name="P4"/>
      <text:p text:style-name="P4"/>
      <text:p text:style-name="P4"/>
      <text:p text:style-name="P4"/>
      <text:p text:style-name="P4"/>
      <text:p text:style-name="P6"><text:soft-page-break/>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oft-page-break/><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oft-page-break/><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6">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ext:soft-page-break/>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text:soft-page-break/>clearly on a date. After Cait left, I noticed I had her number and texted her asking if she’d like to go on one with me, which we scheduled for Thursday.</text:p>
      <text:p text:style-name="P2"/>
      <text:p text:style-name="P6">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
      <text:p text:style-name="P4"/>
      <text:p text:style-name="P4"/>
      <text:p text:style-name="P4"/>
      <text:p text:style-name="P4"/>
      <text:p text:style-name="P4"><text:soft-page-break/>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oft-page-break/><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6">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text:soft-page-break/>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text:soft-page-break/>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 text:c="3"/>I came home and made peas n’ noodles from the Shin ramen I had bought from YZ Market with Cait.</text:p>
      <text:p text:style-name="P2"/>
      <text:p text:style-name="P6">V.XIV</text:p>
      <text:p text:style-name="P2"/>
      <text:p text:style-name="P2">I woke to a dreary day, feeling as unattached as I had since I dumped all my feelings onto Hannah. I thought about walking downtown, but it was rainy and <text:soft-page-break/>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text:soft-page-break/>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text:soft-page-break/>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
      <text:p text:style-name="P2"><text:s text:c="3"/><text:span text:style-name="T16">We tire from hearing the sky full of feelings</text:span></text:p>
      <text:p text:style-name="P9"><text:s text:c="3"/>Tweeting them all ain’t too nice</text:p>
      <text:p text:style-name="P9"><text:s text:c="3"/>that’s why we’re quietest during the daylight</text:p>
      <text:p text:style-name="P9"><text:s text:c="3"/>And keep it to one song a night</text:p>
      <text:p text:style-name="P9"/>
      <text:p text:style-name="P9"><text:s text:c="3"/>Busy with hopping and chirping and perching</text:p>
      <text:p text:style-name="P9"><text:s text:c="3"/>Our friends they have so much to say</text:p>
      <text:p text:style-name="P9"><text:soft-page-break/><text:s text:c="3"/>And so we play lonesome songs only by nightfall</text:p>
      <text:p text:style-name="P9"><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6">Hey, how’s your day?</text:span></text:p>
      <text:p text:style-name="P9"><text:s text:c="3"/>Are you going to Open Folk tonight?</text:p>
      <text:p text:style-name="P9"><text:s text:c="3"/>I wish I could</text:p>
      <text:p text:style-name="P9"><text:s text:c="3"/>But we are learning Diva tunes at Kevin's.</text:p>
      <text:p text:style-name="P2"/>
      <text:p text:style-name="P2">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text:soft-page-break/>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text:soft-page-break/>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6">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oft-page-break/><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
      <text:p text:style-name="P4"/>
      <text:p text:style-name="P4"/>
      <text:p text:style-name="P4"/>
      <text:p text:style-name="P4"/>
      <text:p text:style-name="P4"/>
      <text:p text:style-name="P4"/>
      <text:p text:style-name="P4"/>
      <text:p text:style-name="P6"><text:soft-page-break/>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
      <text:p text:style-name="P4"><text:soft-page-break/>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5">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
      <text:p text:style-name="P6"><text:soft-page-break/>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6">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 . .</text:p>
      <text:p text:style-name="P2"><text:soft-page-break/></text:p>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playing Scrabble at the Saluda Inn, having a beer at the hidden little tavern, ice cream in the garden.</text:p>
      <text:p text:style-name="P2"><text:soft-page-break/><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6">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 text:c="3"/>I left around 1230, came home, got in bed and enjoyed the rain.</text:p>
      <text:p text:style-name="P2"/>
      <text:p text:style-name="P4"><text:soft-page-break/>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I woke to a wren in one of my clementine boxes. I set off for downtown but noticed the coffee shop where Urban Orchard used to be had opened up, so I had two there, walked back to Ingles, met Lucy, hung <text:soft-page-break/>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6">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 text:c="3"/>The farm was truly amazing, several greenhouses full of all kinds of plants and even a couple ponds with ducks. I forgot to mention how we had first gone to Izzy's.</text:p>
      <text:p text:style-name="P2"><text:soft-page-break/><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let out Charlie the Dog, so I started walking down there and found a 13” TV/VCR on Olney.</text:p>
      <text:p text:style-name="P2"><text:s text:c="3"/>I ran home, grabbed the car, picked up the tv, drove to Hendrix, let out Charlie, took Cait a <text:soft-page-break/>donut, grabbed my fern, drove home and watched the remainder of Manhattan on my new tv.</text:p>
      <text:p text:style-name="P2"/>
      <text:p text:style-name="P6">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6">VI.I</text:p>
      <text:p text:style-name="P2"/>
      <text:p text:style-name="P2">woke at 630, drove Maddy to the airport, went home for a minute, drove to Hannah’s, packed her car, got lattes from Starbucks, drove to Statesville where she hosted a round of songwriters w/ Dulci, Laura and Karla Causey. Dulci’s parents showed up to surprise.</text:p>
      <text:p text:style-name="P2"><text:soft-page-break/><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
      <text:p text:style-name="P2">I woke early, walked downtown thinking about what a liar I was. I got two coffees from High-Five and drank them in the park. I walked home, printed set <text:soft-page-break/>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6">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 . .</text:p>
      <text:p text:style-name="P2"/>
      <text:p text:style-name="P2">I eventually did set up my laptop, renew my WoW subscription and take one lap through the tunnel on <text:soft-page-break/>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 text:c="3"/>I said I had been feeling lonely and sad the last couple days.</text:p>
      <text:p text:style-name="P2"><text:s text:c="3"/>She said, “I’m sorry :(“ and started sending lots of reels. I made some plain noodles and started to feel better. I said, “Noodles and reels helped. I <text:soft-page-break/>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
      <text:p text:style-name="P4"/>
      <text:p text:style-name="P4"/>
      <text:p text:style-name="P4"/>
      <text:p text:style-name="P4"/>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6">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6">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6">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6">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6">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6">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
      <text:p text:style-name="P4"/>
      <text:p text:style-name="P4"/>
      <text:p text:style-name="P6"><text:soft-page-break/>VI.XXIX</text:p>
      <text:p text:style-name="P2"/>
      <text:p text:style-name="P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text:soft-page-break/>package from USPS, took my laptop outside, locked myself out and wrote in my journal.</text:p>
      <text:p text:style-name="P2"/>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text:soft-page-break/>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6">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text:soft-page-break/>my phone, had a text from Maddy saying she was still trying to be my friend. I said that was okay and poured myself another cup of coffee.</text:p>
      <text:p text:style-name="P2"><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oft-page-break/><text:s text:c="3"/>It started to drizzle as Kevin, Dulci and Alyse arrived. Dulci said, "A hearty rain!"</text:p>
      <text:p text:style-name="P2"><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oft-page-break/><text:s text:c="3"/>"A bite sounds great!" I said. "We're not supposed to start until 2 but we've still got a couple things to check so maybe a short delay"</text:p>
      <text:p text:style-name="P2"><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oft-page-break/><text:s text:c="3"/>"Well," he said. "I noticed when we were at the Thomas Kozak show she was looking at you like she kinda liked you."</text:p>
      <text:p text:style-name="P2"><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text:soft-page-break/>kissing. I drove her home, continued on to Scott's, loaded in my groceries, got in bed and wrote in my journal.</text:p>
      <text:p text:style-name="P2"/>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text:soft-page-break/>serve to make me feel like I have things to do, not aid in my peace of mind.</text:p>
      <text:p text:style-name="P2"><text:s text:c="3"/>As of yesterday, I now know my complete AVL Fest schedule:</text:p>
      <text:p text:style-name="P2"/>
      <text:p text:style-name="P4">Thursday at 6PM: Tina &amp; Her Pony at The Funkatorium</text:p>
      <text:p text:style-name="P4">Friday at 6:30PM: Hannah Kaminer at The Funkatorium</text:p>
      <text:p text:style-name="P4">Saturday at 2:30: Dulci at New Belgium</text:p>
      <text:p text:style-name="P4">Saturday at 5ish: Ever-Expanding at New Belgium</text:p>
      <text:p text:style-name="P4">Saturday at 9:30: Secret-B Sides at the Music Hall</text:p>
      <text:p text:style-name="P4">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oft-page-break/>CheezIts, felt a little lightheaded, drank an orange La Croix and wrote in my journal.</text:p>
      <text:p text:style-name="P2"/>
      <text:p text:style-name="P3">.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text:soft-page-break/>day. I pointed out the Big Secret flyer and she said I knew it wasn't her genre, but she said she liked Skidoo and would go with me, and prefers going to 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ext:soft-page-break/>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text:soft-page-break/>because the hop water wasn't cold and we went out to the porch, where Tim was smoking weed.</text:p>
      <text:p text:style-name="P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6">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text:soft-page-break/>announced with a peace sign to Erica from the top of the stairs I was walking to the bank.</text:p>
      <text:p text:style-name="P2"><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text:soft-page-break/>belongings, put the sticker on my laptop, opened it and wrote in my journal. </text:p>
      <text:p text:style-name="P2"/>
      <text:p text:style-name="P3">.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text:soft-page-break/>pretty fun or fine, probably fine; work was busy and she managed to renegotiate her contract, which I 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text:soft-page-break/>in a long time, since his amputation. He said it was Tanya's birthday, but she couldn't hear me wishing 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text:soft-page-break/>pep(peroni) in my step, deposited the pizza box in my neighbor's bin, put my grapes and bananas away, 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text:soft-page-break/>having kids, so I sent her a text saying, "Stopped at Standard and put a little pep(peroni) in my step 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text:soft-page-break/>(Any spot is fine as long as we can fit four 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text:span text:style-name="T16">"We are not producers. I am not a factory. I am a human with a heart + soul + mind. 'I am more conduit than creator of what I express' is the artist's way. </text:span></text:p>
      <text:p text:style-name="P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9"><text:soft-page-break/><text:s text:c="3"/>Instead...</text:p>
      <text:p text:style-name="P9"><text:s text:c="3"/>Cultivating the soil of my life + heart</text:p>
      <text:p text:style-name="P9"><text:s text:c="3"/>Planting good seeds</text:p>
      <text:p text:style-name="P9"><text:s text:c="3"/>Giving them space + time (no overcrowded rows)</text:p>
      <text:p text:style-name="P9"><text:s text:c="3"/>And love + sunlight + water + attention + faithfulness to small things.</text:p>
      <text:p text:style-name="P9"><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9">How are things there? 2 out of 3 green room occupants are fast asleep here.</text:p>
      <text:p text:style-name="P9"/>
      <text:p text:style-name="P10">A well-known summer camp tradition is to eat all the string cheese, so very successful, I would say. I just took a bath and Neville was very curious about it. How was your set?</text:p>
      <text:p text:style-name="P9"/>
      <text:p text:style-name="P10">Kevin's gotta be one of the sleepers </text:p>
      <text:p text:style-name="P9"><text:soft-page-break/></text:p>
      <text:p text:style-name="P9">Neville and Bruce love keeping me company during baths! Sometimes they perch on the side </text:p>
      <text:p text:style-name="P9"/>
      <text:p text:style-name="P9">It was good! Started off a little rough and then I found my footing and by the end I was feeling good about it!</text:p>
      <text:p text:style-name="P9"/>
      <text:p text:style-name="P10">Bruce didn't even check it out... not sure WHAT he was up to</text:p>
      <text:p text:style-name="P9"/>
      <text:p text:style-name="P10">He mainly just wants the string cheese and the wrappers so he may have been sulking</text:p>
      <text:p text:style-name="P9"/>
      <text:p text:style-name="P9">Maybe smelling shoes? One of his other hobbies </text:p>
      <text:p text:style-name="P9"/>
      <text:p text:style-name="P9">There is yacht rock on the stage next door to the green room and it is impossibly loud. I am ready to never hear another yacht rock song for about five years </text:p>
      <text:p text:style-name="P9"/>
      <text:p text:style-name="P10">Did you bring your headphones??</text:p>
      <text:p text:style-name="P9"/>
      <text:p text:style-name="P12">No :( not the big foam ones</text:p>
      <text:p text:style-name="P12"/>
      <text:p text:style-name="P12">Bad idea to leave them!</text:p>
      <text:p text:style-name="P9"/>
      <text:p text:style-name="P10">Oh no! I wish I had thought of that last night!</text:p>
      <text:p text:style-name="P10">The PetSmart hotel had toppled over when I got back today so it's being anchored down by my blue bag and they think that is an excellent addition</text:p>
      <text:p text:style-name="P9"/>
      <text:p text:style-name="P9">Have you ever played yacht rock?</text:p>
      <text:p text:style-name="P9"/>
      <text:p text:style-name="P10"><text:soft-page-break/>Hmm, I don't think I have. Secret B-Sides would be the closest but we don't really rock so we thankfully stay more in the R&amp;B/hip-hop realm </text:p>
      <text:p text:style-name="P10">And I hate Steely Dan. Does playing Dreams by Fleetwood Mac count?</text:p>
      <text:p text:style-name="P9"/>
      <text:p text:style-name="P9">Awww thanks for looking out for them. And me sometimes too!!</text:p>
      <text:p text:style-name="P9"/>
      <text:p text:style-name="P9">Oh that's good. I don't think Fleetwood Mac counts but now I'm pondering the definition at all</text:p>
      <text:p text:style-name="P9"/>
      <text:p text:style-name="P10">You're welcome!</text:p>
      <text:p text:style-name="P10"/>
      <text:p text:style-name="P10">It's all very tricky. I googled yacht rock examples and that came up, but I'm gonna let them and me slide on this one. I've covered it in almost every band including with Tina and she would never admit to playing yacht rock... I don't think </text:p>
      <text:p text:style-name="P11"/>
      <text:p text:style-name="P11">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oft-page-break/><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text:soft-page-break/>scrappy with food. The thought of ordering a pizza is intriguing, but the thought of pizza itself is not. My diet could be better lately, but I have 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text:soft-page-break/>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text:soft-page-break/>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oft-page-break/><text:s text:c="3"/>"Just securing some income"</text:p>
      <text:p text:style-name="P2"><text:s text:c="3"/>"Oh! Hell yeah. I don't think I've ever been paid to house sit, but that's pretty rad"</text:p>
      <text:p text:style-name="P2"><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text:soft-page-break/>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text:soft-page-break/>reserve bag of coffee I'd had my eyes on was whole-bean and Hannah doesn't have a grinder.</text:p>
      <text:p text:style-name="P2"><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text:soft-page-break/>decidedly active project, including today's checkout/swap-over process.</text:p>
      <text:p text:style-name="P2"/>
      <text:p text:style-name="P3">. . .</text:p>
      <text:p text:style-name="P2"/>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ext:soft-page-break/>truck was leaving and Erica was sitting in the porch swing. "Did you get a visa?" I asked.</text:p>
      <text:p text:style-name="P2"><text:s text:c="3"/>She said, "I think so," and handed me her passport, which definitely included a residence 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text:soft-page-break/>for a two-bedroom apartment, which sounds more ideal to both of us. The only thing she knows for sure is that she wants to sheet rock and walls and ceiling 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ext:soft-page-break/>typed a little bit, drove to Ingles for hop water and OJ, then sent Hannah a picture of the combo and 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text:p text:style-name="P2"/>
      <text:p text:style-name="P7"/>
      <text:p text:style-name="P7"/>
      <text:p text:style-name="P7"/>
      <text:p text:style-name="P7"/>
      <text:p text:style-name="P7"/>
      <text:p text:style-name="P8"><text:soft-page-break/>VI.VI</text:p>
      <text:p text:style-name="P13"/>
      <text:p text:style-name="P19"><text:span text:style-name="T22">I woke at seven, put on my shorts, my green Idaho Down shirt, packed my blue bag with phone, wallet, journal and cup, put on my hat, sprayed my rug with Febreze </text:span><text:span text:style-name="T23">air freshener, put on my Rainbows and walked out of the house. I walked downtown with a slight periodic pain in my left big toe.</text:span></text:p>
      <text:p text:style-name="P14"><text:s text:c="3"/>I went to French Broad Food Co-Op, bought some lavender Dr. Bronner’s shaving soap and a plum, then walked to High Five, where one of the baristas was holding a baby. I ordered a dark roast, walked up to the park (where they were setting up an art market,) and wrote in my journal.</text:p>
      <text:p text:style-name="P14"><text:s text:c="3"/>I read a few days’ worth of entries and showed Hannah the barista baby. She said, “Childcare is hard to find these days!” followed by a cry-laugh emoji.</text:p>
      <text:p text:style-name="P14"/>
      <text:p text:style-name="P15">After finding minor typos and slightly confusing sentences on almost every page of my recent entries, I am leaning towards keeping a rough draft journal, where the printed intries are double-spaced. That would pair well with written entries like this. Then, whatever fancy bound method I come up with can be the final version, and probably won’t get carried around.</text:p>
      <text:p text:style-name="P15"><text:s text:c="3"/>Holy shit, I just realized, if I find paper that is ~8x6, I could stick two labels to each side, then bind them together in a traditional way, the main benefit being that I could apply a cover after that and know it wouldn’t be bursting at the seams.</text:p>
      <text:p text:style-name="P15"/>
      <text:p text:style-name="P16">. . .</text:p>
      <text:p text:style-name="P16"/>
      <text:p text:style-name="P15"><text:soft-page-break/>As I was leaving the park to get another coffee, I was stopped in my tracks by a table full of beautiful journals.</text:p>
      <text:p text:style-name="P15"><text:s text:c="3"/>“You can look at them if you want.”</text:p>
      <text:p text:style-name="P15"><text:s text:c="3"/>“Do you do these yourself??”</text:p>
      <text:p text:style-name="P15"><text:s text:c="3"/>“Yes, everything.”</text:p>
      <text:p text:style-name="P15"><text:s text:c="3"/>I explained to Sara what I was trying to do and though she was distracted, she was supportive. I think I am being called to bookbinding.</text:p>
      <text:p text:style-name="P15"><text:s text:c="3"/>I sat outside AVL Club while realizing the feeling of an impending new hobby when Squid came outside and asked how things were going. I talked to him and he was so encouraging, even put the idea in my head of making my own paper.</text:p>
      <text:p text:style-name="P15"><text:s text:c="3"/>He made me a free latte and we talked briefly about the keyboard hobby. Sierra was there too, but we hardly said a word to each other.</text:p>
      <text:p text:style-name="P15"><text:s text:c="3"/>I left, decided I might swing by Staples to see what odd-sized paper they had, then realized as I was passing Earth Guild that they would have all that kind of stuff.</text:p>
      <text:p text:style-name="P15"><text:s text:c="3"/>I saw that they don’t open til noon, sat outside the library and wrote in my journal.</text:p>
      <text:p text:style-name="P15"/>
      <text:p text:style-name="P16">. . .</text:p>
      <text:p text:style-name="P15"/>
      <text:p text:style-name="P22"><text:span text:style-name="T21">I walked around Staples and found nothing of interest. Cait texted me, saying, “</text:span><text:span text:style-name="T24">Our horrisope says we should practice more wabi Sabi”</text:span></text:p>
      <text:p text:style-name="P17"><text:s text:c="3"/>I said, “Haha nice I’m knee deep in it</text:p>
      <text:p text:style-name="P17"><text:s text:c="3"/>Idea of bookbinding hit me hard. I’m walking around Staples waiting for Earth Guild to open”</text:p>
      <text:p text:style-name="P18"><text:s text:c="3"/>“Omg yesss</text:p>
      <text:p text:style-name="P18"><text:s text:c="3"/>That’s is my absolute favorite”</text:p>
      <text:p text:style-name="P20"><text:soft-page-break/><text:span text:style-name="T24"><text:s text:c="3"/>I had texted Hannah saying, “</text:span><text:span text:style-name="T5">Met a bookbinder in the park today and am realizing this is gonna be an inescapable new hobby” and when I walked out of Stapes, she said, “Ooh!! Say more”</text:span></text:p>
      <text:p text:style-name="P24"><text:s text:c="3"/>I said, “Okay, you asked for it.”</text:p>
      <text:p text:style-name="P20"><text:span text:style-name="T5"><text:s text:c="3"/></text:span><text:span text:style-name="T6">I told you about how I was printing my journal entries and loving it. Only problem is it makes the pages three times wider so my first experiment is bursting at the seams</text:span></text:p>
      <text:p text:style-name="P25"><text:s text:c="3"/>And not confident about my plan of using sacrificial books for that reason</text:p>
      <text:p text:style-name="P26"><text:s text:c="3"/>Last night I was thinking about it a lot, how I could maybe just stick two labels together and then glue a bunch of those together to bind them</text:p>
      <text:p text:style-name="P26"><text:s text:c="3"/>But then I was having a coffee in Pritchard this mnorning and it occurred to me if I could find or make a paper size that was like, ~9*7, I could stick two labels on each side, fold them in half and then staple them together and/or stitch them into a cover</text:p>
      <text:p text:style-name="P26"><text:s text:c="3"/>Then it was 10am and AVL club opened up, so I started walking that direction and there was this lady in the park (there was a maker festival happening) who MAKES JOURNALS</text:p>
      <text:p text:style-name="P26"><text:s text:c="3"/>She was distracted but encouraging. I realized what I want to do is still pretty niche, maybe even original. I was sitting outside of AVL club and my friend Squid came out; I told him about it and he was also super encouraging, said he had been to a camp in Gatlinburg where people were making their own paper. (We agreed mine should be extra thin)</text:p>
      <text:p text:style-name="P26"><text:s text:c="3"/>Then I realized earth Guild has ALL this stuff and probably even books about it, so I went walking around Stapes while waiting for them to open and I’m heading that way now</text:p>
      <text:p text:style-name="P21"><text:soft-page-break/><text:span text:style-name="T3"><text:s text:c="3"/>All this bc I walked downtown to try out bronner’s shaving soap from FBF</text:span><text:span text:style-name="T4">C</text:span></text:p>
      <text:p text:style-name="P21"><text:span text:style-name="T4"><text:s text:c="3"/></text:span><text:span text:style-name="T1">I walked up to Earth Guild and realized I had looked at the wrong business hours entirely and they weren’t open on the weekends at all. A stranger almost convinced me to pay $10 to go to the Big Crafty, but there was too much hubbub, and it’s supposedly free tomorrow.</text:span></text:p>
      <text:p text:style-name="P27"><text:s text:c="3"/>I walked down to AVL Club and got an Americano from Sierra, said her arms were tan. She said she had spent two weeks at the beach and was now broke. I sat in the window and wrote in my journal.</text:p>
      <text:p text:style-name="P27"/>
      <text:p text:style-name="P28">. . .</text:p>
      <text:p text:style-name="P27"/>
      <text:p text:style-name="P23"><text:span text:style-name="T1">I </text:span><text:span text:style-name="T2">used the restroom, went back to Pritchard and inspected one of the journals while asking Sara’s apprentice Frankie some questions. I think she said you just poke the embroidery needle right through the paper… but the leather, too?</text:span></text:p>
      <text:p text:style-name="P29"><text:s text:c="3"/>I checked out the leather shop on Wall St., but they didn’t have anything helpful, so I walked to Wedge, ordered an Athletic and wrote in my journal.</text:p>
      <text:p text:style-name="P29"/>
      <text:p text:style-name="P29">I’ve decided I’m going to finish transcribing entries and then see how nicely two labels fit side-by-side on 8.5x11. If I have to turn it sideways, I will, but having the lines oriented in the correct direction and using widely available paper seems like a win/win. Assuming the height ends up being 6.5, that would leave me with 5.5 left over, which sounds like a handy size for a travel journal.</text:p>
      <text:p text:style-name="P23"><text:span text:style-name="T2"><text:s text:c="3"/>Anyway, for my first proto, I hope to staple together about 20 sheets at a time, then, based on how long the journal ends up being (maybe even </text:span><text:soft-page-break/><text:span text:style-name="T2">double-spaced?,) stack as many stapled bundles as needed and then bind/cover them… with shipping labels!</text:span></text:p>
      <text:p text:style-name="P29"/>
      <text:p text:style-name="P30">. . .</text:p>
      <text:p text:style-name="P30"/>
      <text:p text:style-name="P31">I walked up to Pizza Mind and spent way too long there getting a to-go sub, a cold Italian. I walked to Ingles, got an emergency stapler, walked home, ate my sandwich, tested some page layouts, continued transcribing, got high, went through all hell to get spellcheck working, had to reformat all the style things, typed up the most recent happenings and perhaps just called it a journal.</text:p>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Epilogue——</text:p>
      <text:p text:style-name="P34"/>
      <text:p text:style-name="P32">I am all kinds of crazy. For one, I didn’t even change the roman numeral from VI to VII when the month switched from June to July. I drove myself practically nuts last night trying to create all kinds of at-home journal bindings. While some have slight promise in terms of look and feel, the only one that holds the promise of being continually useable is the Moleskin without a cover.</text:p>
      <text:p text:style-name="P32"><text:s text:c="3"/>The cover was so stiff and inflexible that it started pointing off in a ridiculous direction and made the book look like it wasn’t even shut. I’m not sure what else to write about my night. There was lots of printing and pasting and tearing and stapling. I had a very brief interaction with Hannah, drank a couple hop waters, ate some cheese, smoked some weed and stayed up very late.</text:p>
      <text:p text:style-name="P32"/>
      <text:p text:style-name="P34">VII.VII</text:p>
      <text:p text:style-name="P38"/>
      <text:p text:style-name="P32">I woke at 11 to a text from Sunny saying she would be in town on Monday. I went downstairs and made a coffee. Erica asked how my experiments had gone, and, when I said failures all around, she was very shocked and wanted to know more. “I don’t even remember,” I said.</text:p>
      <text:p text:style-name="P32"><text:s text:c="3"/>“You don’t remember??”</text:p>
      <text:p text:style-name="P32"><text:s text:c="3"/>I said, “Eh, I’ll show them to you later.”</text:p>
      <text:p text:style-name="P35"><text:span text:style-name="T13"><text:s text:c="3"/>I drank a coffee in the hammock while watching critters roam the back garden. Erica had made a little bowl out of a piece of wood and was talking about what flutes she wanted or could possibly take to Europe, if any. We were talking about drinking at the Brew Pump and I suggested she might like hop </text:span><text:soft-page-break/><text:span text:style-name="T13">waters, so I went upstairs to grab one, cleaned up the last of my trash from the night before, took down all the experiments, </text:span><text:span text:style-name="T14">my phone, </text:span><text:span text:style-name="T13">a lighter, my empty coffee cup and a hop water. </text:span><text:span text:style-name="T14">I showed those off and ran up here to see if I liked the first experiment where the labels are pasted to wax bones, but the logistics of having to print pages in a weird order is prohibitive to creating as I go, especially since the labels are integral to the structure.</text:span></text:p>
      <text:p text:style-name="P40"><text:s text:c="3"/>I sat down and wrote in my journal.</text:p>
      <text:p text:style-name="P40"/>
      <text:p text:style-name="P32">I have decided that, since there’s about 30 more pages left, I will continue to write in the Moleskin I created last night, and hopefully fashion a cover for it. I still somewhat prefer my previous soft-covered journal, but since these pages are numbered and the formatting has altered a slight bit, it makes more sense for me to continue editing this file until the book is full.</text:p>
      <text:p text:style-name="P35"><text:span text:style-name="T13"><text:s text:c="3"/>I would have probably continued experimenting if I hadn’t used up a whole roll last night, but the thought of having to refill </text:span><text:span text:style-name="T14">the printer </text:span><text:span text:style-name="T13">restrained me a bit. </text:span></text:p>
      <text:p text:style-name="P36"><text:span text:style-name="T15"><text:s text:c="3"/></text:span><text:span text:style-name="T13">It’s official then:</text:span></text:p>
      <text:p text:style-name="P41"><text:s text:c="3"/>The pink journal is retired</text:p>
      <text:p text:style-name="P41"><text:s text:c="3"/>The naked Moleskin will live on for 30 more pages</text:p>
      <text:p text:style-name="P41"><text:s text:c="3"/>I will continue to think about what comes next</text:p>
      <text:p text:style-name="P41"><text:s text:c="3"/>What comes next may, in fact, have to be bare printed pages held together by a paper clip. Don’t think I wouldn’t put it past me. </text:p>
      <text:p text:style-name="P41"/>
      <text:p text:style-name="P42">. . .</text:p>
      <text:p text:style-name="P42"/>
      <text:p text:style-name="P42"/>
      <text:p text:style-name="P41"><text:soft-page-break/>I put some blank labels on the spine and outside covers of the journal and found its feel much improved already. I finished my coffee in the hammock, and, when Erica left, followed her upstairs and printed a proper cover page. I made a back-cover synopsis, "The lore," as K-Luv would say and then printed the title for the spine as well.</text:p>
      <text:p text:style-name="P41"><text:s text:c="3"/>I kept having to add more and more layers due to fixes and how things overlapped, but it only improved the feel each time. I even dug the Moleskin ribbon out of the trashcan and added it back. I'm quite happy with the look and feel now. Using a sacrificial paperback would probably accomplish something very similar, but it doesn't give me the option to write while out in the field.</text:p>
      <text:p text:style-name="P41"><text:s text:c="3"/>I sorted through some old journals and was VERY surprised with the amount of content inside them. Then, I read a chapter of the Katherine May book, a surprising meditation chapter, read some of my journal and typed on my Chromebook for the first time in a couple days.</text:p>
      <text:p text:style-name="P41"/>
      <text:p text:style-name="P41">I will continue to assess while the end of this journal is being written. Maybe being a proper bookbinder is not the direction I am headed, but for now, I have created at least one thing I am happy with, and didn't waste TOO much paper doing it.</text:p>
      <text:p text:style-name="P41"><text:s text:c="3"/>I'm still keen on the idea of transcribing old journals once the inspiration strikes, with there being more content than expected. Also, two of them contain time jumps beyond what the seemingly sequential other journals include. I hope I am not sapping the character out of my old handwritten journals, but the prospect of having my whole life written into a more uniform format is appealing. </text:p>
      <text:p text:style-name="P41"><text:soft-page-break/></text:p>
      <text:p text:style-name="P42">. . .</text:p>
      <text:p text:style-name="P42"/>
      <text:p text:style-name="P43">I read some more journals and a couple more chapters of le book. I was starting to get pretty hungry after not eating anything but a banana all day, so I looked around at open restaurants in Maps, eventually limiting the options to delivery. I got close to ordering Domino’s, but, looking at my bank account and calendar, realized I might not have any income for almost two weeks, and so after rent, I’d have about $300 to survive in that time.</text:p>
      <text:p text:style-name="P37"><text:span text:style-name="T13"><text:s text:c="3"/>I decided I would drive to Aldi for peas, grapes and Cheez-Its, but, as I was passing the Brew Pump, I noticed a pizza truck I’d never tried. The pies were 12”, which sounded big enough, so I ordered </text:span><text:span text:style-name="T20">The Beef</text:span><text:span text:style-name="T13">, which was $19. I said hello to my usual friends, bought a 24-ounce Coke and waited on my food while listening to Grant, Travis, Adam, Casey and Lenny.</text:span></text:p>
      <text:p text:style-name="P43"><text:s text:c="3"/>Lenny was bored with Grant and so was trying to quietly tell me stories about wading in the French Broad, fishing with Mark recently, which I found more boring than everyone else talking about how weird language is. I grabbed my pizza once the buzzer went off, drove home and showed it to Erica, who was very interested and said she might even have to break keto for it.</text:p>
      <text:p text:style-name="P43"><text:s text:c="3"/>I said, “You might,” skeptically, and her tune changed.</text:p>
      <text:p text:style-name="P43"><text:s text:c="3"/>“It’s just food,” she said.</text:p>
      <text:p text:style-name="P68"><text:span text:style-name="Source_20_Text"><text:span text:style-name="T8"/></text:span></text:p>
      <text:p text:style-name="P68"><text:span text:style-name="Source_20_Text"><text:span text:style-name="T8"/></text:span></text:p>
      <text:p text:style-name="P68"><text:span text:style-name="Source_20_Text"><text:span text:style-name="T8"/></text:span></text:p>
      <text:p text:style-name="P69"><text:soft-page-break/><text:span text:style-name="Source_20_Text"><text:span text:style-name="T8">. . .</text:span></text:span></text:p>
      <text:p text:style-name="P69"><text:span text:style-name="Source_20_Text"><text:span text:style-name="T8"/></text:span></text:p>
      <text:p text:style-name="P68"><text:span text:style-name="Source_20_Text"><text:span text:style-name="T8">I alternated between transcribing my 2022 journal, reviewing my March 2024 journal and reading </text:span></text:span><text:span text:style-name="Source_20_Text"><text:span text:style-name="T12">The Electricity of Every Living Thing</text:span></text:span><text:span text:style-name="Source_20_Text"><text:span text:style-name="T8">. I also took a bath with a proper shave. I knew I would message Hannah as soon as I had finished her book, wishing her a nice gig </text:span></text:span><text:span text:style-name="Source_20_Text"><text:span text:style-name="T9">as well</text:span></text:span><text:span text:style-name="Source_20_Text"><text:span text:style-name="T8">, but she liked my three previous messages just seconds before I could send </text:span></text:span><text:span text:style-name="Source_20_Text"><text:span text:style-name="T9">one</text:span></text:span><text:span text:style-name="Source_20_Text"><text:span text:style-name="T8">, and, I presume</text:span></text:span><text:span text:style-name="Source_20_Text"><text:span text:style-name="T9">d</text:span></text:span><text:span text:style-name="Source_20_Text"><text:span text:style-name="T8">, disappeared.</text:span></text:span></text:p>
      <text:p text:style-name="P68"><text:span text:style-name="Source_20_Text"><text:span text:style-name="T8"><text:s text:c="3"/>I wrote in my journal feeling a little sad after a nice day. Of course Hannah responded as soon as I put down my phone. </text:span></text:span></text:p>
      <text:p text:style-name="P68"><text:span text:style-name="Source_20_Text"><text:span text:style-name="T8"/></text:span></text:p>
      <text:p text:style-name="P68"><text:span text:style-name="Source_20_Text"><text:span text:style-name="T8">There was a beautiful girl drinking alone at the Brew Pump today, first on the swing, then watching television. I'm still wondering what it would have been like to talk to her.</text:span></text:span></text:p>
      <text:p text:style-name="P68"><text:span text:style-name="Source_20_Text"><text:span text:style-name="T8"/></text:span></text:p>
      <text:p text:style-name="P70"><text:span text:style-name="Source_20_Text"><text:span text:style-name="T11">VII.VIII</text:span></text:span></text:p>
      <text:p text:style-name="P68"><text:span text:style-name="Source_20_Text"><text:span text:style-name="T9"/></text:span></text:p>
      <text:p text:style-name="P68"><text:span text:style-name="Source_20_Text"><text:span text:style-name="T9">A dream: Mom and I drove to TJ MAXX. She bumped the convertible on a column in the parking lot and complained about something. I carried around a kick drum I had found in the store. We took an elevator to the gig, where we were joined by everyone else. I started making out with a hottie. Mike O’Malley, then Sunny arrived. We were in NYC, of course. Tour was over, Jason said it’d be best if we all drove home </text:span></text:span><text:span text:style-name="Source_20_Text"><text:span text:style-name="T10">separately</text:span></text:span><text:span text:style-name="Source_20_Text"><text:span text:style-name="T9">. I was the only one who spoke up </text:span></text:span><text:soft-page-break/><text:span text:style-name="Source_20_Text"><text:span text:style-name="T9">saying I didn’t like that plan, and so, we got permission to take the whole building home, as it was a cruise ship. I was thrown overboard at one point onto an interstate, but managed to parkour back on while a DOT person wasn’t looking.</text:span></text:span></text:p>
      <text:p text:style-name="P68"><text:span text:style-name="Source_20_Text"><text:span text:style-name="T9"><text:s text:c="3"/>I woke at nine to the sound of the garbage truck, started Wordle (SHAPE in four) and cleaned the hair out of my bathroom with blurry eyes. I sat on the bed and drank what was left of my hop water, then took my pizza box out to the street. I went downstairs for a coffee and found the hammock was wet, so I sat in one of Kevin’s old metal chairs while Erica complained about QMK and her teeth.</text:span></text:span></text:p>
      <text:p text:style-name="P68"><text:span text:style-name="Source_20_Text"><text:span text:style-name="T9"><text:s text:c="3"/>We switched the conversation to journals again and the vibe was more pleasant. I finished my coffee and decided I would wait til she was gone to get another. I stood up to walk inside and she said, “Well, guess I better brush my teeth before I go to the dentist,” and I said, “You gotta!”</text:span></text:span></text:p>
      <text:p text:style-name="P68"><text:span text:style-name="Source_20_Text"><text:span text:style-name="T9"><text:s text:c="3"/>I walked upstairs and wrote in my journal.</text:span></text:span></text:p>
      <text:p text:style-name="P68"><text:span text:style-name="Source_20_Text"><text:span text:style-name="T9"/></text:span></text:p>
      <text:p text:style-name="P68"><text:span text:style-name="Source_20_Text"><text:span text:style-name="T9">I have decided I am going to order refill journals from </text:span></text:span><text:span text:style-name="Source_20_Text"><text:span text:style-name="T7">Ox &amp; Pine via Amazon, 5x7 graph paper… Wait, I see now that these books are only 48 pages, so this 192 pages figure they give is for all four books combined. I think that’s too low to house meaningful amounts of journal, and I won’t be able to write anything on the spine.</text:span></text:span></text:p>
      <text:p text:style-name="P67"><text:span text:style-name="Source_20_Text"><text:span text:style-name="T25"><text:s text:c="3"/>The search continues . . . </text:span></text:span><text:span text:style-name="Source_20_Text"><text:span text:style-name="T26">Instead, I bought a DESIGNPHIL Midori B6 graph ruled book for $8 and </text:span></text:span><text:soft-page-break/><text:span text:style-name="Source_20_Text"><text:span text:style-name="T26">free next-day shipping with a one-month trial of Prime. It has 176 pages, which should be what I need.</text:span></text:span></text:p>
      <text:p text:style-name="P43"/>
      <text:p text:style-name="P44">. . .</text:p>
      <text:p text:style-name="P44"/>
      <text:p text:style-name="P45">I transcribed five or six days of 2022 entries, up to Jan 15. it was interesting to see myself happy with Cait, and I realized I should send her a video of my ‘final’ product. I flossed and brushed, appreciated my clean face, made another cup of coffee, laid in bed, scrolled on my phone.</text:p>
      <text:p text:style-name="P45"><text:s text:c="3"/>Alyse texted me, saying, “hi bub! u got any time around 2 to release the chuck?”</text:p>
      <text:p text:style-name="P45"><text:s text:c="3"/>I said sure, and the conversation continued:</text:p>
      <text:p text:style-name="P45"><text:span text:style-name="T16"><text:s text:c="3"/>“thank you! I'm gonna throw ya some dough for all your help with her lately. also I'm leaving tomorrow so please feel free to take anything from the fridge! there's a ton of lunch meat and produce that will go bad - take as much as you want. </text:span></text:p>
      <text:p text:style-name="P45"><text:span text:style-name="T16"><text:s text:c="3"/>wyndham is staying at the house while we're gone but is also working some shifts so we will need some chuck coverage if you're available - I'll send days and times over soon. no presh though!</text:span></text:p>
      <text:p text:style-name="P45"><text:span text:style-name="T16"/></text:p>
      <text:p text:style-name="P66">I'm staying at Scott's the 16-20th but happy to swing by</text:p>
      <text:p text:style-name="P66"/>
      <text:p text:style-name="P64">oh nice! so glad you'll get another myrtle hang!</text:p>
      <text:p text:style-name="P64">such a great place to stay too!</text:p>
      <text:p text:style-name="P64"><text:s text:c="3"/>chuck coverage days/times:</text:p>
      <text:p text:style-name="P64"><text:s text:c="3"/>tue 7.9 - 530</text:p>
      <text:p text:style-name="P64"><text:s text:c="3"/>fri 7.12 - 530</text:p>
      <text:p text:style-name="P64"><text:s text:c="3"/>sun 7.14 - 330</text:p>
      <text:p text:style-name="P64"><text:soft-page-break/><text:s text:c="3"/>tue 7.16 - 530</text:p>
      <text:p text:style-name="P45"><text:span text:style-name="T16"><text:s text:c="3"/>I have a couple other folks than can help out so let me know which feel best with your schedule</text:span></text:p>
      <text:p text:style-name="P45"><text:span text:style-name="T16"/></text:p>
      <text:p text:style-name="P66">Might have to let you know about the 12th on the day of but I can do the rest</text:p>
      <text:p text:style-name="P45"/>
      <text:p text:style-name="P64">you're the best - I'll get the 12th covered don't worry bout it<text:span text:style-name="T28">”</text:span></text:p>
      <text:p text:style-name="P64"><text:span text:style-name="T28"/></text:p>
      <text:p text:style-name="P46"><text:s text:c="3"/><text:span text:style-name="T27">Erica came home and complained about her mouth feeling numb. I transcribed another entry, hollered down the stairs about going to let Charlie out to no response. I sprayed my rug with way too much Febreze and walked out of the house, my blue bag packed with phone, wallet, ‘new’ journal and pen.</text:span></text:p>
      <text:p text:style-name="P46"><text:span text:style-name="T27"><text:s text:c="3"/>I walked up to Kota Kai, ordered a drip, accidentally didn’t tip, sat on the couch and wrote in my journal by hand, which feels quite natural for now. Pages are swiftly running out, though. . .I walked down to Hendrix, </text:span><text:span text:style-name="T30">finding a copy of Camus’ The Stranger along the way. I </text:span><text:span text:style-name="T27">let Charlie out, raided the fridge, took a picture of Nubs and sent a DM to Hannah saying, “Did you have to shriek?”</text:span></text:p>
      <text:p text:style-name="P47"><text:s text:c="3"/><text:span text:style-name="T27">She said:</text:span></text:p>
      <text:p text:style-name="P47"><text:span text:style-name="T17"><text:s text:c="3"/>“Nope! And I got plenty of coffee :-)</text:span></text:p>
      <text:p text:style-name="P46"><text:span text:style-name="T17"><text:s text:c="3"/>How’s your day going?</text:span><text:span text:style-name="T27">”</text:span></text:p>
      <text:p text:style-name="P46"/>
      <text:p text:style-name="P49"><text:s text:c="3"/><text:span text:style-name="T17">Gooooood, just been drinking coffee, transcribing 2021 journals and now checking on Nubs/Charlie and raiding the Williams fridge</text:span></text:p>
      <text:p text:style-name="P49"><text:span text:style-name="T17">I was thinking about Aldi on the way home but it <text:s text:c="6"/>appears there’s plenty here to sustain me for a few days synce Wynham is staying here and vegan</text:span></text:p>
      <text:p text:style-name="P46"/>
      <text:p text:style-name="P65"><text:soft-page-break/><text:span text:style-name="T27">Ahhh. Wait which place are you staying? The Williams?</text:span></text:p>
      <text:p text:style-name="P46"/>
      <text:p text:style-name="P48"><text:s text:c="2"/><text:span text:style-name="T17">I’m just checking in periodically, currently residing at my typical place of residence on Meyers</text:span></text:p>
      <text:p text:style-name="P48"><text:span text:style-name="T17"><text:s text:c="4"/>Til the 16</text:span><text:span text:style-name="T29">th</text:span><text:span text:style-name="T17"> when I go to ScottLand</text:span></text:p>
      <text:p text:style-name="P48"><text:span text:style-name="T17"/></text:p>
      <text:p text:style-name="P50"><text:span text:style-name="T16">Ahhh that makes sense!</text:span></text:p>
      <text:p text:style-name="P50"><text:span text:style-name="T16"/></text:p>
      <text:p text:style-name="P51"><text:span text:style-name="T16">What state are you in? (mainly physical but mental is acceptable as well)</text:span></text:p>
      <text:p text:style-name="P51"><text:span text:style-name="T16"/></text:p>
      <text:p text:style-name="P50"><text:span text:style-name="T16">A state of slightly needing to pee</text:span></text:p>
      <text:p text:style-name="P50"><text:span text:style-name="T16"><text:s text:c="3"/>Ohio!</text:span></text:p>
      <text:p text:style-name="P50"><text:span text:style-name="T16"/></text:p>
      <text:p text:style-name="P51"><text:span text:style-name="T16">Oh man that’s a long one</text:span></text:p>
      <text:p text:style-name="P51"><text:span text:style-name="T16">Round on the outsides and hi in the middle</text:span></text:p>
      <text:p text:style-name="P51"><text:span text:style-name="T16"/></text:p>
      <text:p text:style-name="P50"><text:span text:style-name="T16">20 minutes above Cincinnati</text:span></text:p>
      <text:p text:style-name="P50"><text:span text:style-name="T16"><text:s text:c="3"/>Under six hours to go</text:span></text:p>
      <text:p text:style-name="P50"><text:span text:style-name="T16"/></text:p>
      <text:p text:style-name="P51"><text:span text:style-name="T16">Sweet, like five more hours of mostly Kentuckessee and then you’re coming up the mountains</text:span></text:p>
      <text:p text:style-name="P51"><text:span text:style-name="T16">It’s hot again</text:span></text:p>
      <text:p text:style-name="P51"><text:span text:style-name="T16">You missed the one cool day</text:span>”</text:p>
      <text:p text:style-name="P51"/>
      <text:p text:style-name="P50"><text:span text:style-name="T16"><text:s text:c="3"/></text:span>I sent a picture of Charlie with her tongue out, <text:span text:style-name="T30">took her inside, fed her peanut butter Kong, packed my groceries, opened a bubbly water, walked through the park, sat on the bench near Rumbough and wrote in my journal. I had planned on updating my happenings from my phone and reading a couple entries until I rememberd that’s why I like a combined book and </text:span><text:span text:style-name="T31">instead </text:span><text:span text:style-name="T30">wrote them by hand. . .I walked up to Kota Kai, got another drip from </text:span><text:soft-page-break/><text:span text:style-name="T30">Paul(?,) walked across the street to the Brew Pump, sat at a picnic table and wrote in my journal. . .I showed off said journal to </text:span><text:span text:style-name="T31">old </text:span><text:span text:style-name="T30">Brian and he was very impressed, then launched into a bunch of slightly related and totally unrelated stories. I bought a six-pack of Athletic hazy IPA, walked home, put my groceries away, sat at the hog and wrote in my journal.</text:span></text:p>
      <text:p text:style-name="P50"/>
      <text:p text:style-name="P52">I decided on my walk home that I would try out a slight change in formatting: I will more often use the in-line elipses unless it has been multiple hours since writing. And then, in order to indicate when prints have happened and leave my future self room for making minor edits post-print, I will let the rest of the page be blank. Don’t go thinking this is just a way to fill up more pages, now.</text:p>
      <text:p text:style-name="P53"><text:s/></text:p>
      <text:p text:style-name="P54">. . .</text:p>
      <text:p text:style-name="P54"/>
      <text:p text:style-name="P53"><text:span text:style-name="T32">I made a pita wrap with ham, turkey and American cheese, transcribed a buch of entries, flossed, took a bath, shaved my face, brushed my teeth, transcribed, and, not long after Erica had left, packed f</text:span><text:span text:style-name="T33">our Athletics in my bag, cracked open a fifth and</text:span><text:span text:style-name="T32"> walked up to </text:span><text:span text:style-name="T33">the Brew Pump.</text:span></text:p>
      <text:p text:style-name="P55"><text:s text:c="3"/><text:span text:style-name="T33">I ordered a tofu hibachi plate from Lil’ Nick. His sous chef had just cut his finger, was being big about it, and I heard Nick say, “Nipsy Hustle would be proud.” I ordered a tofu hibachi plate with a fried egg and walked to the back table, where Sunny, Erica, Fuckchop and Adam were sitting. We all smoked weed and ordered food. Grant eventually joined us and we cracked more jokes than usual.</text:span></text:p>
      <text:p text:style-name="P55"><text:soft-page-break/><text:s text:c="3"/><text:span text:style-name="T33">I decided to leave when the sun went down. I had to pee real bad, and there’s finally a sign on the shed door that reads, “</text:span><text:span text:style-name="T18">DO NOT PEE BEHIND SHED,</text:span><text:span text:style-name="T33">” so I quickly walked home, took off my bag, realized I had one more Athletic, sat down and wrote in my journal. </text:span></text:p>
      <text:p text:style-name="P55"/>
      <text:p text:style-name="P55"><text:span text:style-name="T33">I’m now questioning my idea to have a page break after prints. To be honest, a print is not a relevant fact to the reader, so the only reason to do it is to increase the possibility of post-print edits, in case I really want to change a page or two</text:span><text:span text:style-name="T34">. . .</text:span><text:span text:style-name="T35">I’ve decided I don’t like it. The compromise will be that I can only do it at the end of a day.</text:span></text:p>
      <text:p text:style-name="P56"><text:s text:c="3"/><text:span text:style-name="T41">T</text:span><text:span text:style-name="T35">hat way, whenever I print, it will always start on a fresh day! That might be creatively helpful in some way. </text:span><text:span text:style-name="T36">This day is seven pages now. What is my plan, again? </text:span><text:span text:style-name="T38">(This next part has been re-written </text:span><text:span text:style-name="T39">11</text:span><text:span text:style-name="T38"> times now.)</text:span></text:p>
      <text:p text:style-name="P56"><text:s text:c="3"/><text:span text:style-name="T19">For every print session, the first new date must start on a new page.</text:span><text:span text:style-name="T39"> That’s it! That’s the rule simply. Printing a bunch of days at once? They’ll stay together, but the start of the print may make itself known. An entry starting close to the end of a page could obscure that occurance, but it’s not actually important information, more of a stop-gap. . .</text:span><text:span text:style-name="T40">Laying in bed thinking about this has made me realize it’s stupid.</text:span></text:p>
      <text:p text:style-name="P57"><text:s text:c="3"/><text:span text:style-name="T40">I will continue the five-lines or more rule for new entries, extend the rule to new line elipsis breaks, and, as a compromise, maybe start a new day with four breaks when it is the first in a new print. Let me try it now. The idea I’m going to sleep on is two carriages, three slashes and two more carriages. This should give five lines of wiggle room after every prin</text:span><text:span text:style-name="T42">t.</text:span></text:p>
      <text:p text:style-name="P57"><text:soft-page-break/><text:span text:style-name="T37"/></text:p>
      <text:p text:style-name="P57"><text:span text:style-name="T37"/></text:p>
      <text:p text:style-name="P57"><text:span text:style-name="T37"/></text:p>
      <text:p text:style-name="P57"><text:span text:style-name="T37">VII.IX</text:span></text:p>
      <text:p text:style-name="P63"/>
      <text:p text:style-name="P58">I had a dream that I was a co-owner at a music school in an old building much like the Greensboro College band room. We had had a party there one night and I got so rowdy on NA beer that I had puked, made an ass of myself, etc. I had slept there alone in the building, texted Hannah when I 'woke up' and started to think I had left the door to the school unlocked. When I went down to the main rehearsal room, some punk in a denim vest was down there in the process of stealing our stuff.</text:p>
      <text:p text:style-name="P58"><text:s text:c="3"/>I convinced him to not steal so much stuff, (he memorably had not yet boosted Scott's weird sound station) and I was walking with him to his old SUV to help take back some of the stuff (Drums, Fishmen... Basically he agreed to return everything but the possibility busted PA speakers if I didn't call the cops,) but eventually his car turned invisible. The spray-painted outline that had been around it (conveniently for the narrative of the dream) was still there, but I could jump and walk right through it. There was definitely no car there anymore.</text:p>
      <text:p text:style-name="P58"><text:s text:c="3"/>I came to realize he had accomplices, who I guess were inside stealing more things. Other friends from the school started showing up and I explained what was happening, including to Hank. "Yeah, there's LESS STUFF in here than before.") I grew increasingly worried that Hannah had not yet texted me back and was dreading having to explain how I let <text:soft-page-break/>all the gear at the music school get stolen after being a faux-drunk idiot the night before.</text:p>
      <text:p text:style-name="P58"><text:s text:c="3"/>I was very glad when I woke up and wrote in my journal at 9:00.</text:p>
      <text:p text:style-name="P58"/>
      <text:p text:style-name="P59">. . .</text:p>
      <text:p text:style-name="P58"/>
      <text:p text:style-name="P58">Erica was not yet awake, so I put my phone + wallet in my bag and walked swiftly to Aldi, bought four cans of peas, bananas, grapes and a tall can of lime sparkling water for $7.37.</text:p>
      <text:p text:style-name="P58"><text:s text:c="3"/>I walked more slowly down to Kota Kai, pet a dog named Chef, ordered some drip-drip, sat on the couch and wrote on my phone at 10:10. . .<text:span text:style-name="T41">I handed the barista my empty water can to recycle as I was leaving and said, “You know how, in Jurassic Park, the cup of water vibrates when the T-Rex is nearby? If you look close enough in the reflection, my coffee is doing that constantly. Maybe it’s the air conditioning, or maybe it’s just——“</text:span></text:p>
      <text:p text:style-name="P58"><text:s text:c="3"/>“<text:span text:style-name="T41">Haywood Road,” we said.</text:span></text:p>
      <text:p text:style-name="P58"><text:s text:c="3"/><text:span text:style-name="T41">I walked home, put my groceries away, set down my phone and wallet, took off my hat, bag and shoes, sat at my computer and, at 10:53, wrote in my journal.</text:span></text:p>
      <text:p text:style-name="P58"/>
      <text:p text:style-name="P60">I thought a lot about which stop-gap idea to use. Starting days on a new page as a hard rule would be excessive, and the slash marks upon printing might seem tacky as well. <text:span text:style-name="T43">(I will try it now anyway.) </text:span>I decided that, even though this entry started on a new page naturally, I gave it two additional <text:span text:style-name="T42">lines of blank space</text:span>.</text:p>
      <text:p text:style-name="P60"/>
      <text:p text:style-name="P61">/ / /</text:p>
      <text:p text:style-name="P61"><text:soft-page-break/></text:p>
      <text:p text:style-name="P60"/>
      <text:p text:style-name="P60"/>
      <text:p text:style-name="P62">I went downstairs and drank a coffee in the Hammock while listening to Erica worry about deciding what things to take to France. I looked at things on my phone, got up, but one more shot in my cup, went upstairs and wrote in my journal at 12: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Roboto1"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2:44:29.049512831</dc:date>
    <meta:editing-duration>P4DT12H25M59S</meta:editing-duration>
    <meta:editing-cycles>166</meta:editing-cycles>
    <meta:generator>LibreOffice/7.3.7.2$Linux_X86_64 LibreOffice_project/30$Build-2</meta:generator>
    <meta:print-date>2024-07-09T11:07:34.317921893</meta:print-date>
    <meta:document-statistic meta:table-count="0" meta:image-count="0" meta:object-count="0" meta:page-count="166" meta:paragraph-count="1230" meta:word-count="42395" meta:character-count="221164" meta:non-whitespace-character-count="178109"/>
  </office:meta>
</office:document-meta>
</file>